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text/xml" manifest:full-path="meta.xml"/>
  <manifest:file-entry manifest:media-type="application/rdf+xml" manifest:full-path="manifest.rdf"/>
  <manifest:file-entry manifest:media-type="" manifest:full-path="Thumbnails/"/>
  <manifest:file-entry manifest:media-type=""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suite.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P1" style:parent-style-name="Heading" style:family="paragraph" style:master-page-name="Standard1">
      <style:text-properties fo:color="#000000"/>
    </style:style>
    <style:style style:name="T1" style:parent-style-name="Heading" style:family="text"/>
    <style:style style:name="P2" style:family="paragraph">
      <style:text-properties fo:color="#000000"/>
    </style:style>
    <style:style style:name="T2" style:family="text"/>
    <text:list-style style:name="Outline1" style:display-name="Outline">
      <text:list-level-style-bullet text:level="1" text:bullet-char="●">
        <style:list-level-properties text:list-level-position-and-space-mode="label-alignment">
          <style:list-level-label-alignment text:label-followed-by="listtab" text:list-tab-stop-position="0.76cm" fo:text-indent="-0.76cm" fo:margin-left="0.76cm"/>
        </style:list-level-properties>
        <style:text-properties fo:font-size="14.000000000000000pt"/>
      </text:list-level-style-bullet>
      <text:list-level-style-bullet text:level="2" text:bullet-char="●">
        <style:list-level-properties text:list-level-position-and-space-mode="label-alignment">
          <style:list-level-label-alignment text:label-followed-by="listtab" text:list-tab-stop-position="1.02cm" fo:text-indent="-1.02cm" fo:margin-left="1.02cm"/>
        </style:list-level-properties>
      </text:list-level-style-bullet>
      <text:list-level-style-bullet text:level="3" text:bullet-char="●">
        <style:list-level-properties text:list-level-position-and-space-mode="label-alignment">
          <style:list-level-label-alignment text:label-followed-by="listtab" text:list-tab-stop-position="1.27cm" fo:text-indent="-1.27cm" fo:margin-left="1.27cm"/>
        </style:list-level-properties>
      </text:list-level-style-bullet>
      <text:list-level-style-bullet text:level="4" text:bullet-char="●">
        <style:list-level-properties text:list-level-position-and-space-mode="label-alignment">
          <style:list-level-label-alignment text:label-followed-by="listtab" text:list-tab-stop-position="1.52cm" fo:text-indent="-1.52cm" fo:margin-left="1.52cm"/>
        </style:list-level-properties>
      </text:list-level-style-bullet>
      <text:list-level-style-bullet text:level="5" text:bullet-char="●">
        <style:list-level-properties text:list-level-position-and-space-mode="label-alignment">
          <style:list-level-label-alignment text:label-followed-by="listtab" text:list-tab-stop-position="1.78cm" fo:text-indent="-1.78cm" fo:margin-left="1.78cm"/>
        </style:list-level-properties>
      </text:list-level-style-bullet>
      <text:list-level-style-bullet text:level="6" text:bullet-char="●">
        <style:list-level-properties text:list-level-position-and-space-mode="label-alignment">
          <style:list-level-label-alignment text:label-followed-by="listtab" text:list-tab-stop-position="2.03cm" fo:text-indent="-2.03cm" fo:margin-left="2.03cm"/>
        </style:list-level-properties>
      </text:list-level-style-bullet>
      <text:list-level-style-bullet text:level="7" text:bullet-char="●">
        <style:list-level-properties text:list-level-position-and-space-mode="label-alignment">
          <style:list-level-label-alignment text:label-followed-by="listtab" text:list-tab-stop-position="2.29cm" fo:text-indent="-2.29cm" fo:margin-left="2.29cm"/>
        </style:list-level-properties>
      </text:list-level-style-bullet>
      <text:list-level-style-bullet text:level="8" text:bullet-char="●">
        <style:list-level-properties text:list-level-position-and-space-mode="label-alignment">
          <style:list-level-label-alignment text:label-followed-by="listtab" text:list-tab-stop-position="2.54cm" fo:text-indent="-2.54cm" fo:margin-left="2.54cm"/>
        </style:list-level-properties>
      </text:list-level-style-bullet>
      <text:list-level-style-bullet text:level="9" text:bullet-char="●">
        <style:list-level-properties text:list-level-position-and-space-mode="label-alignment">
          <style:list-level-label-alignment text:label-followed-by="listtab" text:list-tab-stop-position="2.79cm" fo:text-indent="-2.79cm" fo:margin-left="2.79cm"/>
        </style:list-level-properties>
      </text:list-level-style-bullet>
      <text:list-level-style-bullet text:level="10" text:bullet-char="●">
        <style:list-level-properties text:list-level-position-and-space-mode="label-alignment">
          <style:list-level-label-alignment text:label-followed-by="listtab" text:list-tab-stop-position="3.05cm" fo:text-indent="-3.05cm" fo:margin-left="3.05cm"/>
        </style:list-level-properties>
      </text:list-level-style-bullet>
    </text:list-style>
  </office:automatic-styles>
  <office:body>
    <office:text>
      <text:tracked-changes/>
      <text:h text:outline-level="1" text:style-name="P1" text:id="subitem1"><text:span text:style-name="T1" xml:id="rdfid-11cb2ddb-14c2-4eff-a0a5-124e7f963fe5">Multiple things at once...</text:span></text:h>
      <text:p text:style-name="P2" text:id="subitem2">This example document allows many things to be in scope at once. So, for example, two event times are in scope at the same time. This situation might arise when one has two pieces of semantic information for which one is more specific than the other.</text:p>
      <text:p text:style-name="P2" text:id="subitem3">Consider for example a meeting with multiple locations, one might like to highlight the paragraph with the building that the meeting is to take place in and the specific talks in that event with their room information. Likewise, the whole meeting time frame might be associated with the section of a document while specific meetings will have more fine grained temporal information.</text:p>
      <text:p text:style-name="P2" text:id="subitem4">The two scopes are setup using markup on the paragraph element and on the specific block of text at the end of the next paragraph that contains the final three words.</text:p>
      <text:p text:style-name="P2" text:id="subitem5"><text:span text:style-name="T2" xml:id="rdfid-725bbb0d-8976-4214-8cf6-2f5f8acaad32">This paragraph has a time associated. The next reference to wing-b will be also be associated with more specific time information and a location. Let's meet in<text:s/></text:span><text:meta text:name="foo" xml:id="rdfid-331249ca-c220-4cce-84d6-ff46c3e98207"><text:span text:style-name="T2" xml:id="rdfid-b7a9fd12-78b0-4ed4-a540-475d40596ea3">Wing-B at 11am</text:span></text:meta><text:span text:style-name="T2" xml:id="rdfid-164dd637-fd1f-42fc-a4bd-731bfb03f190">.</text:span></text:p>
      <text:p text:style-name="P2" text:id="subitem6">This ODF file uses a single manifest.rdf to contain all the RDF/XML. As an added bonus, the manifest.rdf should be fairly human readable as well.</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suite.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paragraph-properties fo:hyphenation-ladder-count="no-limit" style:line-break="strict" style:punctuation-wrap="hanging" style:tab-stop-distance="35.460000000000001pt" style:text-autospace="ideograph-alpha" style:writing-mode="page"/>
      <style:text-properties fo:country="US" fo:font-family="Nimbus Roman No9 L" fo:font-size="12.000000000000000pt" fo:language="en" style:letter-kerning="true"/>
    </style:default-style>
    <style:style style:name="Standard" style:display-name="Standard" style:family="paragraph">
      <style:paragraph-properties fo:hyphenation-ladder-count="no-limit" style:line-break="strict" style:punctuation-wrap="hanging" style:tab-stop-distance="35.460000000000001pt" style:text-autospace="ideograph-alpha" style:writing-mode="page"/>
      <style:text-properties fo:country="US" fo:font-family="Nimbus Roman No9 L" fo:font-size="12.000000000000000pt" fo:language="en" style:letter-kerning="true"/>
    </style:style>
    <style:style style:name="Heading" style:display-name="Heading" style:family="paragraph" style:next-style-name="Text_20body">
      <style:paragraph-properties fo:hyphenation-ladder-count="no-limit" fo:keep-with-next="always" fo:margin-bottom="6.012000000000000pt" fo:margin-top="11.988000000000001pt" style:line-break="strict" style:punctuation-wrap="hanging" style:tab-stop-distance="35.460000000000001pt" style:text-autospace="ideograph-alpha" style:writing-mode="page"/>
      <style:text-properties fo:country="US" fo:font-family="Nimbus Sans L" fo:font-size="14.000000000000000pt" fo:language="en" style:letter-kerning="true"/>
    </style:style>
    <style:style style:name="Text_20body" style:display-name="Text body" style:family="paragraph">
      <style:paragraph-properties fo:hyphenation-ladder-count="no-limit" fo:margin-bottom="6.012000000000000pt" fo:margin-top="0.000000000000000pt" style:line-break="strict" style:punctuation-wrap="hanging" style:tab-stop-distance="35.460000000000001pt" style:text-autospace="ideograph-alpha" style:writing-mode="page"/>
      <style:text-properties fo:country="US" fo:font-family="Nimbus Roman No9 L" fo:font-size="12.000000000000000pt" fo:language="en" style:letter-kerning="true"/>
    </style:style>
    <style:style style:name="List" style:display-name="List" style:family="paragraph">
      <style:paragraph-properties fo:hyphenation-ladder-count="no-limit" fo:margin-bottom="6.012000000000000pt" fo:margin-top="0.000000000000000pt" style:line-break="strict" style:punctuation-wrap="hanging" style:tab-stop-distance="35.460000000000001pt" style:text-autospace="ideograph-alpha" style:writing-mode="page"/>
      <style:text-properties fo:country="US" fo:font-family="Nimbus Roman No9 L" fo:font-size="12.000000000000000pt" fo:language="en" style:letter-kerning="true"/>
    </style:style>
    <style:style style:name="Index" style:display-name="Index" style:family="paragraph">
      <style:paragraph-properties fo:hyphenation-ladder-count="no-limit" style:line-break="strict" style:punctuation-wrap="hanging" style:tab-stop-distance="35.460000000000001pt" style:text-autospace="ideograph-alpha" style:writing-mode="page" text:line-number="0" text:number-lines="false"/>
      <style:text-properties fo:country="US" fo:font-family="Nimbus Roman No9 L" fo:font-size="12.000000000000000pt" fo:language="en" style:letter-kerning="true"/>
    </style:style>
    <style:style style:name="Caption" style:display-name="Caption" style:family="paragraph">
      <style:paragraph-properties fo:hyphenation-ladder-count="no-limit" fo:margin-bottom="6.012000000000000pt" fo:margin-top="6.012000000000000pt" style:line-break="strict" style:punctuation-wrap="hanging" style:tab-stop-distance="35.460000000000001pt" style:text-autospace="ideograph-alpha" style:writing-mode="page" text:line-number="0" text:number-lines="false"/>
      <style:text-properties fo:country="US" fo:font-family="Nimbus Roman No9 L" fo:font-size="12.000000000000000pt" fo:font-style="italic" fo:language="en" style:letter-kerning="true"/>
    </style:style>
  </office:styles>
  <office:automatic-styles>
    <style:page-layout style:name="pm1" style:page-usage="all">
      <style:page-layout-properties fo:margin="56.692799999999998pt" fo:padding="0.000000000000000pt" fo:page-height="792.000000000000000pt" fo:page-width="612.000000000000000pt" style:print-orientation="portrait">
    
   </style:page-layout-properties>
    </style:page-layout>
  </office:automatic-styles>
  <office:master-styles>
    <style:master-page style:name="Standard1" style:page-layout-name="pm1"/>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2.4 Alpha 3</meta:generator>
    <dc:title/>
    <meta:initial-creator>Unknown</meta:initial-creator>
    <meta:editing-cycles>1</meta:editing-cycles>
    <dc:date>2011-07-14T11:11:57</dc:date>
    <meta:creation-date>2011-07-12T22:24:15</meta:creation-date>
  </office:meta>
</office:document-meta>
</file>